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2-22T21:06:08.50147" calcext:value-type="date">
            <text:p>22 févr. 2025 - 21:06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27"/>
          <table:table-cell table:style-name="ce16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1:05:49.65719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22T21:06:31.430587311</dc:date>
    <meta:editing-duration>P2DT12H36M3S</meta:editing-duration>
    <meta:editing-cycles>125</meta:editing-cycles>
    <meta:generator>LibreOffice/24.8.5.2$Linux_X86_64 LibreOffice_project/48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